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Title" style:master-page-name="Standard">
      <style:paragraph-properties style:page-number="1"/>
    </style:style>
    <style:style style:name="P2" style:family="paragraph" style:parent-style-name="normal">
      <loext:graphic-properties draw:fill="solid" draw:fill-color="#ffffff"/>
      <style:paragraph-properties fo:background-color="#ffffff"/>
    </style:style>
    <style:style style:name="P3" style:family="paragraph" style:parent-style-name="normal">
      <loext:graphic-properties draw:fill="solid" draw:fill-color="#ffffff"/>
      <style:paragraph-properties fo:background-color="#ffffff"/>
      <style:text-properties fo:color="#222222" loext:opacity="100%"/>
    </style:style>
    <style:style style:name="P4" style:family="paragraph" style:parent-style-name="normal" style:list-style-name="WWNum1">
      <style:paragraph-properties fo:margin-left="1.27cm" fo:margin-right="0cm" fo:text-indent="-0.635cm" style:auto-text-indent="false"/>
    </style:style>
    <style:style style:name="P5" style:family="paragraph" style:parent-style-name="normal">
      <style:paragraph-properties fo:margin-left="0cm" fo:margin-right="0cm" fo:text-indent="0cm" style:auto-text-indent="false"/>
    </style:style>
    <style:style style:name="T1" style:family="text">
      <style:text-properties fo:color="#222222" loext:opacity="100%"/>
    </style:style>
    <style:style style:name="T2" style:family="text">
      <style:text-properties fo:color="#1155cc" loext:opacity="100%" style:text-underline-style="solid" style:text-underline-width="auto" style:text-underline-color="font-color" fo:background-color="#ffffff"/>
    </style:style>
    <style:style style:name="T3" style:family="text">
      <style:text-properties fo:color="#888888" loext:opacity="100%"/>
    </style:style>
    <style:style style:name="T4" style:family="text">
      <style:text-properties fo:font-weight="bold" style:font-weight-asian="bold"/>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qbc2lykclbx9"/>Grundlegende Organisation</text:p>
      <text:p text:style-name="normal"/>
      <text:p text:style-name="Heading_20_2"><text:bookmark text:name="_j3fkpo7na3ck"/>20.6.2023</text:p>
      <text:p text:style-name="normal"/>
      <text:p text:style-name="normal">Meine Idee ist es, dass man Aufgabenpakete definiert und sich jeder diese Pakete buchen kann und sie dann erledigt.</text:p>
      <text:p text:style-name="normal"/>
      <text:p text:style-name="normal">Das hört sich einfach an, wird aber vermutlich im Detail doch nicht so einfach sein.</text:p>
      <text:p text:style-name="normal"/>
      <text:p text:style-name="normal"/>
      <text:p text:style-name="normal"/>
      <text:p text:style-name="normal">Dann soll es offenbleiben, wie viele Fellbach-Geräte gleichzeitig gebaut werden. Wer glaubt, das Gerät bauen zu können, soll es versuchen und Hilfe bekommen.</text:p>
      <text:p text:style-name="normal"/>
      <text:p text:style-name="normal"/>
      <text:p text:style-name="normal">Ich fange einfach mal an mit einer Liste und dann sehen wir, wer die Aufgaben in Angriff nimmt.</text:p>
      <text:p text:style-name="normal"/>
      <text:p text:style-name="normal">Jörg (der auch Hans-Jürgen heißt)</text:p>
      <text:p text:style-name="normal"/>
      <text:p text:style-name="Heading_20_2"><text:bookmark text:name="_yy76uzlr577f"/>22.6.2023</text:p>
      <text:p text:style-name="normal"/>
      <text:p text:style-name="normal">Recherche von Franziska:</text:p>
      <text:p text:style-name="normal">###################################################################</text:p>
      <text:p text:style-name="P2"><text:span text:style-name="T1">Hallo zusammen, </text:span><text:span text:style-name="T1"/></text:p>
      <text:p text:style-name="P3"/>
      <text:p text:style-name="P2"><text:span text:style-name="T1">Hier ist ein Artikel zur Zusammenarbeit in Linux:</text:span><text:span text:style-name="T1"/></text:p>
      <text:p text:style-name="P3"/>
      <text:p text:style-name="normal"><text:a xlink:type="simple" xlink:href="https://markettay.com/de/wie-wurde-linux-erschaffen-die-prozesse-hinter-der-verwaltung-von-13-500-entwicklern/" text:style-name="Default_20_Style" text:visited-style-name="Default_20_Style"><text:span text:style-name="T2">https://markettay.com/de/wie-wurde-linux-erschaffen-die-prozesse-hinter-der-verwaltung-von-13-500-entwicklern/</text:span></text:a><text:span text:style-name="T2"/></text:p>
      <text:p text:style-name="P3"/>
      <text:p text:style-name="P2"><text:span text:style-name="T1">Kernaussagen:</text:span><text:span text:style-name="T1"/></text:p>
      <text:p text:style-name="P2"><text:span text:style-name="T1">Dokumentation ist das Wichtigste</text:span><text:span text:style-name="T1"/></text:p>
      <text:p text:style-name="P2"><text:span text:style-name="T1">Alles ist auf einer Internetseite einsehbar</text:span><text:span text:style-name="T1"/></text:p>
      <text:p text:style-name="P2"><text:span text:style-name="T1">Für einzelne Themen werden Wikis erstellt</text:span><text:span text:style-name="T1"/></text:p>
      <text:p text:style-name="P2"><text:span text:style-name="T1">Es dürfen keine unumkehrbaren Entscheidungen getroffen werden.</text:span><text:span text:style-name="T1"/></text:p>
      <text:p text:style-name="P2"><text:span text:style-name="T1">Für die Kommunikation der Entwickler ist Email das beste Medium</text:span><text:span text:style-name="T1"/></text:p>
      <text:p text:style-name="P2"><text:span text:style-name="T1">Die Inhalte müssen als Email, nicht als Anhang kommuniziert werden. Bei Grafiken und Zeichungen werden wir das nicht umsetzen können, aber die müssten dann vielleicht auch nicht per Mail versandt werden sondern auf eine entsprechende Plattform hochgeladen werden.</text:span><text:span text:style-name="T1"/></text:p>
      <text:p text:style-name="P2"><text:span text:style-name="T1">Und es ist wichtig, positiv zu sein und zu kommunizieren, dass da mal was Großes draus wird</text:span><text:span text:style-name="T1"/></text:p>
      <text:p text:style-name="P3"><text:soft-page-break/></text:p>
      <text:p text:style-name="P2"><text:span text:style-name="T1">Liebe Grüße</text:span><text:span text:style-name="T1"/></text:p>
      <text:p text:style-name="P2"><text:span text:style-name="T3">Franziska</text:span><text:span text:style-name="T3"/></text:p>
      <text:p text:style-name="normal">#####################################################################</text:p>
      <text:p text:style-name="normal"/>
      <text:p text:style-name="normal"/>
      <text:p text:style-name="normal">Meine Vorschläge aus diesen Erkenntnissen:</text:p>
      <text:p text:style-name="normal"/>
      <text:list text:style-name="WWNum1">
        <text:list-item>
          <text:p text:style-name="P4">Jeder der eine Open Source Freie Energie Maschine baut oder Teile davon baut (wie z.B. die Spulen) dokumentiert das in einem Blog oder Video-Blog. Einfach Kamera draufhalten, quasseln und am besten direkt live streamen und aufzeichnen, damit die ganze Schneiderei und Hochladerei entfällt. Wer es mit mehr Aufwand machen möchte, kann das natürlich gerne tun. Ich werde als erstes meine Werkstatt und das Labor filmen, damit man sieht, welche Möglichkeiten ich habe. <text:line-break/>Von der Grundsituation her ist der Blog oder V-Blog<text:span text:style-name="T4"> kein(!)</text:span> Nachschlagewerk, sondern zeigt, wie weit wir sind oder in welche Schwierigkeiten wir kommen.<text:line-break/><text:line-break/><text:span text:style-name="T5"/></text:p>
        </text:list-item>
        <text:list-item>
          <text:p text:style-name="P4">Die Baupläne und das Know-How packen wir in ein Wiki, damit es jeder lesen kann. Das Wiki sollte in irgendeiner Form mit den Blogs verbunden sein. Im Wiki kann man nachschlagen und nachlesen. Auch wenn z.B. in 5 Jahren jemand mit dem Bau beginnt, sollte er es aus dem Wiki herauslesen können.<text:line-break/><text:line-break/><text:line-break/><text:line-break/><text:line-break/><text:line-break/><text:span text:style-name="T5"/></text:p>
        </text:list-item>
      </text:list>
      <text:p text:style-name="P5">So weit erst mal. Über den Rest muss ich noch nachdenken bzw. bespreche das mit dem inneren Zirkel am Wochenende.</text:p>
      <text:p text:style-name="P5"/>
      <text:p text:style-name="P5">Jörg, der auch Hans-Jürgen heißt, aber nicht mit dem Wolf tanz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de" fo:country="D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de" fo:country="D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0" meta:image-count="0" meta:object-count="0" meta:page-count="2" meta:paragraph-count="29" meta:word-count="377" meta:character-count="2633" meta:non-whitespace-character-count="2276"/>
    <meta:generator>LibreOffice/7.5.3.2$Windows_X86_64 LibreOffice_project/9f56dff12ba03b9acd7730a5a481eea045e468f3</meta:generator>
  </office:meta>
</office:document-meta>
</file>